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FileManager.xml" manifest:media-type="text/xml"/>
  <manifest:file-entry manifest:full-path="Basic/Standard/Globals.xml" manifest:media-type="text/xml"/>
  <manifest:file-entry manifest:full-path="Basic/Standard/Messages.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PathManager.xml" manifest:media-type="text/xml"/>
  <manifest:file-entry manifest:full-path="Basic/Standard/script-lb.xml" manifest:media-type="text/xml"/>
  <manifest:file-entry manifest:full-path="Basic/Standard/ExecuteAction.xml" manifest:media-type="text/xml"/>
  <manifest:file-entry manifest:full-path="Basic/Standard/KilnManager.xml" manifest:media-type="text/xml"/>
  <manifest:file-entry manifest:full-path="Basic/Standard/SolverManager.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586cm"/>
    </style:style>
    <style:style style:name="co4" style:family="table-column">
      <style:table-column-properties fo:break-before="auto" style:column-width="2.205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9.513cm"/>
    </style:style>
    <style:style style:name="co9" style:family="table-column">
      <style:table-column-properties fo:break-before="auto" style:column-width="8.959cm"/>
    </style:style>
    <style:style style:name="co10"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text-properties fo:font-size="12pt" fo:font-weight="bold" style:font-weight-asian="bold" style:font-weight-complex="bold"/>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5" style:family="table-cell" style:parent-style-name="Default">
      <style:table-cell-properties fo:background-color="#ffff82"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8" style:family="table-cell" style:parent-style-name="Default">
      <style:table-cell-properties fo:background-color="#ffffff" style:cell-protect="none" style:print-content="true" style:text-align-source="fix" style:repeat-content="false" fo:border="0.54pt solid #000000" style:vertical-align="top"/>
      <style:paragraph-properties fo:text-align="start" fo:margin-left="0cm"/>
      <style:text-properties fo:font-size="12pt"/>
    </style:style>
    <style:style style:name="ce9" style:family="table-cell" style:parent-style-name="Default">
      <style:table-cell-properties fo:background-color="#ffffff" style:cell-protect="none" style:print-content="true" style:text-align-source="fix" style:repeat-content="false" fo:border="0.54pt solid #000000"/>
      <style:paragraph-properties fo:text-align="start" fo:margin-left="0cm"/>
      <style:text-properties fo:font-size="12pt"/>
    </style:style>
    <style:style style:name="ce10" style:family="table-cell" style:parent-style-name="Default">
      <style:table-cell-properties style:cell-protect="none" style:print-content="true" style:text-align-source="fix" style:repeat-content="false" fo:border="0.74pt solid #000000"/>
      <style:paragraph-properties fo:text-align="start" fo:margin-left="0cm"/>
      <style:text-properties fo:font-size="12pt"/>
    </style:style>
    <style:style style:name="ce19"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style>
    <style:style style:name="ce20" style:family="table-cell" style:parent-style-name="Default">
      <style:table-cell-properties fo:background-color="#000000" style:cell-protect="protected" style:print-content="true" style:text-align-source="fix" style:repeat-content="false" fo:border="0.74pt solid #000000"/>
      <style:paragraph-properties fo:text-align="start" fo:margin-left="0cm"/>
    </style:style>
    <style:style style:name="ce21"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text-properties fo:font-size="14pt" fo:font-weight="bold" style:font-weight-asian="bold" style:font-weight-complex="bold"/>
    </style:style>
    <style:style style:name="ce22" style:family="table-cell" style:parent-style-name="Default">
      <style:table-cell-properties style:cell-protect="protected" style:print-content="true" style:text-align-source="fix" style:repeat-content="false" fo:border="0.74pt solid #000000"/>
      <style:paragraph-properties fo:text-align="start" fo:margin-left="0cm"/>
    </style:style>
    <style:style style:name="ce23" style:family="table-cell" style:parent-style-name="Default">
      <style:table-cell-properties style:cell-protect="protected" style:print-content="true" style:text-align-source="fix" style:repeat-content="false" fo:border="0.74pt solid #000000"/>
      <style:paragraph-properties fo:text-align="center" fo:margin-left="0cm"/>
    </style:style>
    <style:style style:name="ce24" style:family="table-cell" style:parent-style-name="Default">
      <style:table-cell-properties fo:background-color="#ffffff" style:cell-protect="protected" style:print-content="true" style:text-align-source="fix" style:repeat-content="false" fo:border="0.54pt solid #000000" style:vertical-align="top"/>
      <style:paragraph-properties fo:text-align="start" fo:margin-left="0cm"/>
    </style:style>
    <style:style style:name="gr1" style:family="graphic">
      <style:graphic-properties draw:textarea-vertical-align="middle" fo:background-color="#3d91b3"/>
      <style:text-properties fo:color="#ffffff" fo:font-size="12pt" fo:font-weight="bold"/>
    </style:style>
    <style:style style:name="gr2" style:family="graphic">
      <style:graphic-properties draw:textarea-vertical-align="middle" fo:background-color="#da3300"/>
      <style:text-properties fo:color="#ffffff" fo:font-size="12pt" fo:font-weight="bold"/>
    </style:style>
    <style:style style:name="gr3" style:family="graphic">
      <style:graphic-properties draw:textarea-vertical-align="middle" fo:background-color="#3fa79c"/>
      <style:text-properties fo:color="#ffffff" fo:font-size="12pt" fo:font-weight="bold"/>
    </style:style>
    <style:style style:name="P1" style:family="paragraph">
      <style:paragraph-properties fo:text-align="center"/>
      <style:text-properties fo:color="#ffffff" fo:font-size="12pt" fo:font-weight="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form>
        </office:forms>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20"/>
        <table:table-column table:style-name="co8" table:default-cell-style-name="ce22"/>
        <table:table-column table:style-name="co9" table:default-cell-style-name="ce22"/>
        <table:table-column table:style-name="co7" table:default-cell-style-name="ce20"/>
        <table:table-column table:style-name="co10" table:number-columns-repeated="1014" table:default-cell-style-name="ce22"/>
        <table:table-row table:style-name="ro1">
          <table:table-cell table:style-name="ce1" office:value-type="string" calcext:value-type="string">
            <text:p>Descrição</text:p>
          </table:table-cell>
          <table:table-cell table:style-name="ce1" office:value-type="string" calcext:value-type="string">
            <text:p>Tipo</text:p>
          </table:table-cell>
          <table:table-cell table:style-name="ce1" office:value-type="string" calcext:value-type="string">
            <text:p>Altura</text:p>
          </table:table-cell>
          <table:table-cell table:style-name="ce1" office:value-type="string" calcext:value-type="string">
            <text:p>Largura</text:p>
          </table:table-cell>
          <table:table-cell table:style-name="ce1" office:value-type="string" calcext:value-type="string">
            <text:p>Comprimento</text:p>
          </table:table-cell>
          <table:table-cell table:style-name="ce1" office:value-type="string" calcext:value-type="string">
            <text:p>Quantidade</text:p>
          </table:table-cell>
          <table:table-cell table:style-name="ce19"/>
          <table:table-cell table:style-name="ce21" office:value-type="string" calcext:value-type="string" table:number-columns-spanned="2" table:number-rows-spanned="1">
            <text:p>Dados do Forno</text:p>
          </table:table-cell>
          <table:covered-table-cell table:style-name="ce19"/>
          <table:table-cell table:number-columns-repeated="1015"/>
        </table:table-row>
        <table:table-row table:style-name="ro2">
          <table:table-cell table:style-name="ce3" office:value-type="string" calcext:value-type="string">
            <text:p>Teste</text:p>
          </table:table-cell>
          <table:table-cell table:style-name="ce3" office:value-type="string" calcext:value-type="string">
            <text:p>triâng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2" calcext:value-type="float">
            <text:p>2</text:p>
          </table:table-cell>
          <table:table-cell/>
          <table:table-cell table:style-name="ce1" office:value-type="string" calcext:value-type="string">
            <text:p>Altura:</text:p>
          </table:table-cell>
          <table:table-cell table:style-name="ce3" office:value-type="float" office:value="100" calcext:value-type="float">
            <text:p>100</text:p>
          </table:table-cell>
          <table:table-cell/>
          <table:table-cell table:style-name="ce24"/>
          <table:table-cell table:number-columns-repeated="1013"/>
        </table:table-row>
        <table:table-row table:style-name="ro2">
          <table:table-cell table:style-name="ce3" office:value-type="string" calcext:value-type="string">
            <text:p>Teste</text:p>
          </table:table-cell>
          <table:table-cell table:style-name="ce3" office:value-type="string" calcext:value-type="string">
            <text:p>circ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2" calcext:value-type="float">
            <text:p>2</text:p>
          </table:table-cell>
          <table:table-cell/>
          <table:table-cell table:style-name="ce1" office:value-type="string" calcext:value-type="string">
            <text:p>Largura:</text:p>
          </table:table-cell>
          <table:table-cell table:style-name="ce3" office:value-type="float" office:value="120" calcext:value-type="float">
            <text:p>120</text:p>
          </table:table-cell>
          <table:table-cell/>
          <table:table-cell table:style-name="ce24"/>
          <table:table-cell table:number-columns-repeated="1013"/>
        </table:table-row>
        <table:table-row table:style-name="ro2">
          <table:table-cell table:style-name="ce3" office:value-type="string" calcext:value-type="string">
            <text:p>Teste</text:p>
          </table:table-cell>
          <table:table-cell table:style-name="ce3" office:value-type="string" calcext:value-type="string">
            <text:p>retang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2" calcext:value-type="float">
            <text:p>2</text:p>
          </table:table-cell>
          <table:table-cell/>
          <table:table-cell table:style-name="ce1" office:value-type="string" calcext:value-type="string">
            <text:p>Comprimento:</text:p>
          </table:table-cell>
          <table:table-cell table:style-name="ce3" office:value-type="float" office:value="150" calcext:value-type="float">
            <text:p>150</text:p>
          </table:table-cell>
          <table:table-cell/>
          <table:table-cell table:style-name="ce24"/>
          <table:table-cell table:number-columns-repeated="1013"/>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2" calcext:value-type="float">
            <text:p>2</text:p>
          </table:table-cell>
          <table:table-cell/>
          <table:table-cell table:style-name="ce1" office:value-type="string" calcext:value-type="string">
            <text:p>Altura dos Suportes (separados por espaço):</text:p>
          </table:table-cell>
          <table:table-cell table:style-name="ce3" office:value-type="string" calcext:value-type="string">
            <text:p>10 15</text:p>
          </table:table-cell>
          <table:table-cell/>
          <table:table-cell table:style-name="ce24"/>
          <table:table-cell table:number-columns-repeated="1013"/>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2" calcext:value-type="float">
            <text:p>2</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2" calcext:value-type="float">
            <text:p>2</text:p>
          </table:table-cell>
          <table:table-cell table:number-columns-repeated="1018"/>
        </table:table-row>
        <table:table-row table:style-name="ro2">
          <table:table-cell table:style-name="ce3" office:value-type="string" calcext:value-type="string">
            <text:p>Teste</text:p>
          </table:table-cell>
          <table:table-cell table:style-name="ce3" office:value-type="string" calcext:value-type="string">
            <text:p>quadrad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2" calcext:value-type="float">
            <text:p>2</text:p>
          </table:table-cell>
          <table:table-cell/>
          <table:table-cell>
            <draw:control draw:z-index="2" draw:name="Controle 1" draw:style-name="gr1" draw:text-style-name="P1" svg:width="9.512cm" svg:height="0.529cm" svg:x="0cm" svg:y="0cm" draw:control="control3"/>
          </table:table-cell>
          <table:table-cell table:style-name="ce23">
            <draw:control draw:z-index="1" draw:name="Controle 10" draw:style-name="gr2" draw:text-style-name="P1" svg:width="8.959cm" svg:height="0.529cm" svg:x="0cm" svg:y="0cm" draw:control="control2"/>
          </table:table-cell>
          <table:table-cell table:number-columns-repeated="1015"/>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2" calcext:value-type="float">
            <text:p>2</text:p>
          </table:table-cell>
          <table:table-cell/>
          <table:table-cell>
            <draw:control draw:z-index="0" draw:name="Controle 11" draw:style-name="gr3" draw:text-style-name="P1" svg:width="9.512cm" svg:height="0.529cm" svg:x="0cm" svg:y="0cm" draw:control="control1"/>
          </table:table-cell>
          <table:table-cell table:number-columns-repeated="1016"/>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2" calcext:value-type="float">
            <text:p>2</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2" calcext:value-type="float">
            <text:p>2</text:p>
          </table:table-cell>
          <table:table-cell table:number-columns-repeated="1018"/>
        </table:table-row>
        <table:table-row table:style-name="ro2" table:number-rows-repeated="42">
          <table:table-cell table:style-name="ce8" table:number-columns-repeated="6"/>
          <table:table-cell table:number-columns-repeated="1018"/>
        </table:table-row>
        <table:table-row table:style-name="ro2">
          <table:table-cell table:style-name="ce9" table:number-columns-repeated="6"/>
          <table:table-cell table:number-columns-repeated="1018"/>
        </table:table-row>
        <table:table-row table:style-name="ro2" table:number-rows-repeated="10485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1-12T18:43:56.517397506</dc:date>
    <meta:editing-duration>PT18H40M57S</meta:editing-duration>
    <meta:editing-cycles>774</meta:editing-cycles>
    <meta:generator>LibreOffice/7.3.7.2$Linux_X86_64 LibreOffice_project/30$Build-2</meta:generator>
    <meta:document-statistic meta:table-count="1" meta:cell-count="67" meta:object-count="3"/>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PrepareActionExecution(buttonShape As Object)
	SetSelectionToButtonCell(buttonShape)
	ResetRepeatedMarkedRows()
	CalculateLastRowIndex()
End Function

Function VerifyInputValues(buttonShape As Object) As Boolean
	PrepareActionExecution(buttonShape)
	If (ListIsEmpty()) Then
		ShowMsgListIsEmpty()
		Exit Function
	EndIf
	
	If (TryMarkInvalidRows()) Then
		ShowMsgMarkedRowsWithErrors()
	ElseIf (TryMarkRepeatedRows()) Then
		ShowMsgMarkedRowsRepeated()
	EndIf
	
	If (TryMakeInvalidKilnData()) Then
		ShowMsgMarkedKilnDataWithErrors()
	End If

End Function


Function CallSolver(buttonShape As Object)
	PrepareActionExecution(buttonShape)

	If (ListIsEmpty()) Then
		ShowMsgListIsEmpty()
		Exit Function
	EndIf

	hasInvalidPieces = TryMarkInvalidRows()
	If (hasInvalidPieces) Then
		ShowMsgMarkedRowsWithErrors()
	EndIf
	
	hasInvalidKiln = TryMakeInvalidKilnData()
	If (hasInvalidKiln) Then
		ShowMsgMarkedKilnDataWithErrors()
	EndIf
	
	allPiecesAmountZero = TotalAmountOfPiecesIsZero()
	If (allPiecesAmountZero) Then
		ShowMsgTotalAmountOfPiecesIsZero()
	EndIf
	
	blockRepetition = False
	allowRepetition = False
	If (Not hasInvalidPieces) Then
		hasRepeatedPieces = TryMarkRepeatedRows()
		If (Not hasInvalidKiln And hasRepeatedPieces And Not allPiecesAmountZero) Then
			answer = AskIfContinueWithRowsRepeated()
			If (answer = IDYES) Then
				answer = AskIfUseRowsRepeatedAsDifferent()
				If (answer = IDYES) Then
					allowRepetition = True
				EndIf
			Else
				blockRepetition = True
			EndIf
		End If
	EndIf
	
	If (hasInvalidPieces Or hasInvalidKiln Or blockRepetition Or allPiecesAmountZero) Then
		ShowMsgCancel()
		Exit Function
	EndIf
	
	textPieces = ""
	If (allowRepetition) Then
		textPieces = GetListTextWithRepetition()
	Else
		textPieces = GetListTextWithoutRepetition()
	EndIf
	
	
	textKiln = GetKilnText()
	
	SolveProblem(textPieces, textKiln)
	
End Function 


Function SetAllToZero(buttonShape)
	PrepareActionExecution(buttonShape)

	If (ListIsEmpty()) Then
		ShowMsgListIsEmpty()
		Exit Function
	EndIf

	If (TryMarkInvalidRows()) Then
		ShowMsgMarkedRowsWithErrors()
		Exit Function
	ElseIf (TryMarkRepeatedRows()) Then
		ShowMsgMarkedRowsRepeated()
	EndIf

	SetColumnAmountToZero()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newLineChr As String
Global carriageReturnChr As String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Global repeatedMarkedRows As String


Function ResetRepeatedMarkedRows()
	repeatedMarkedRows = ""
End Function

Function IsInRepeatedMarkedRows(row As Integer)
	IsInRepeatedMarkedRows = (InStr(repeatedMarkedRows, "$" &amp; row &amp; ";") &lt;&gt; 0)
End Function

Function GetMarkedRowsAsIntegerIndexes() As Object
	size = -1
	rows = Split(repeatedMarkedRows, ";")
	For i = 0 To UBound(rows)
		if (Replace(rows(i), " ", "") &lt;&gt; "") Then
			size = size+1
		EndIf
	Next i
	
	If (size = -1) Then
		Dim arr()
		GetMarkedRowsAsIntegerIndexes = arr()
		Exit Function
	EndIf
	
	Dim rowsIndexes(size)
	k = 0
	For i = 0 To UBound(rows)
		if (Replace(rows(i), " ", "") &lt;&gt; "") Then
			size = size+1
			rowIndexSplitted = Split(rows(i), "$")
			For j = 0 To UBound(rowIndexSplitted)
				If (Replace(rowIndexSplitted(j), " ", "") &lt;&gt; "") Then
					rowsIndexes(k) = CInt(rowIndexSplitted(j))
					k = k + 1
				EndIf
			Next j
		EndIf
	Next i

	GetMarkedRowsAsIntegerIndexes = rowsIndexes	
	
End Function

Function CalculateLastRowIndex() As Integer
	
	theSheet = GetCurrentSheet()
	eCells = theSheet.Columns(0).QueryEmptyCells
	finRg = eCells(eCells.Count - 1)

	If finRg.RangeAddress.EndRow&lt;&gt;theSheet.RangeAddress.endRow Then 
		Exit Function
	EndIf
	
	target = finRg.GetCellByPosition(0, 0)
	lastRowIndex = GetCellRowIndex(target) - 1
	
End Function

Function ListIsEmpty() As Boolean
	If (lastRowIndex &lt; firstRowIndex) Then
		ListIsEmpty = True
		Exit Function
	EndIf
	ListIsEmpty = False
End Function


Function TryMarkInvalidRows() As Boolean

	For row = firstRowIndex To lastRowIndex
		If ((Not PieceRowIsEmpty(row)) And (Not IsValidRow(row))) Then
			SetWrongRowStyle(row)
			TryMarkInvalidRows = True
		Else
			SetRightRowStyle(row)
		End If
	Next row
End Function

Function TryMarkRepeatedRows() As Boolean
	repeatedMarkedRows = ""
	For row = firstRowIndex To lastRowIndex-1
		For row2 = row+1 To lastRowIndex
			If (Not IsInRepeatedMarkedRows(row2)) Then
				If ((Not PieceRowIsEmpty(row))  And (PiecesRowsAreEqual(row, row2))) Then
					repeatedMarkedRows = repeatedMarkedRows &amp; "$" &amp; row2 &amp; ";"
					TryMarkRepeatedRows = True
				Else
					SetRightRowStyle(row2)
				End If
			EndIf
		Next row2
	Next row

	
	rows = GetMarkedRowsAsIntegerIndexes()	
	
	For i = 0 To UBound(rows)
		SetRepeatedRowStyle(rows(i))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GetListTextWithRepetition() As String

	cellsRange = GetRangeByIndex(firstRowIndex, lastRowIndex, descriptionColumnIndex, amountColumnIndex)
	listArray() = cellsRange.getDataArray()
	
	lisText = ""
	For i = 0 To UBound(listArray)
		pieceData = listArray(i)
		
		listText = listText &amp; pieceData(1)
		listText = listText &amp; " "
		
		listText = listText &amp; pieceData(0)
		listText = listText &amp; " "
		
		listText = listText &amp; pieceData(2)
		listText = listText &amp; " "
		
		listText = listText &amp; pieceData(3)
		listText = listText &amp; " "
		
		If (Replace(pieceData(4), " ", "") &lt;&gt; "") Then
			listText = listText &amp; pieceData(4)
		EndIf
		listText = listText &amp; " "
		
		listText = listText &amp; pieceData(5)
		listText = listText &amp; GetEndLine()

	Next i
	
	GetListTextWithRepetition = listText
	
End Function

Function GetListTextWithoutRepetition()

	cellsRange = GetRangeByIndex(firstRowIndex, lastRowIndex, descriptionColumnIndex, amountColumnIndex)
	listArray() = cellsRange.getDataArray()
	
	lisText = ""
	For i = 0 To UBound(listArray)
		If (Not IsInRepeatedMarkedRows(i+firstRowIndex)) Then
			pieceData = listArray(i)

			listText = listText &amp; pieceData(1)
			listText = listText &amp; " "
			
			listText = listText &amp; pieceData(0)
			listText = listText &amp; " "
			
			listText = listText &amp; pieceData(2)
			listText = listText &amp; " "
			
			listText = listText &amp; pieceData(3)
			listText = listText &amp; " "
			
			If (Replace(pieceData(4), " ", "") &lt;&gt; "") Then
				listText = listText &amp; pieceData(4)
			EndIf
			listText = listText &amp; " "
			
			listText = listText &amp; pieceData(5)
			listText = listText &amp; GetEndLine()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ShowMsgMarkedRowsWithErrors()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sgBox(msgText, MB_OK, "Erro")
End Function

Function ShowMsgMarkedRowsRepeated()
	msgText = ""
	msgText = msgText &amp; "Linhas marcadas em amarelo são peças com informações repetidas"
	MsgBox(msgText, MB_OK, "Aviso")
End Function


Function ShowMsgMarkedKilnDataWithErrors()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sgBox(msgText, MB_OK, "Erro")
End Function

Function ShowMsgTotalAmountOfPiecesIsZero()
	msgText = ""
	msgText = msgText &amp; "Todas as Peças tem quantidade 0."
	MsgBox(msgText, MB_OK, "Erro")
End Function

Function ShowMsgCancel()
	msgText = ""
	msgText = msgText &amp; "Operação Cancelada"
	MsgBox(msgText, MB_OK, "")
End Function

Function ShowMsgListIsEmpty()
	msgText = ""
	msgText = msgText &amp; "Lista vazia. Não é possível realizar operação."
	MsgBox(msgText, MB_OK, "List Vazia")
End Function


Function AskIfContinueWithRowsRepeated() As Integer
	msgText = ""
	msgText = msgText &amp; "Linhas marcadas em amarelo são peças com informações repetidas"
	msgText = msgText &amp; GetEndLine()
	msgText = msgText &amp; "Deseja continuar a execução?"
	answer = MsgBox(msgText, MB_YESNO, "Continuar?")
	AskIfContinueWithRowsRepeated = answer
End Function



Function AskIfUseRowsRepeatedAsDifferent() As Integer
	msgText = ""
	msgText = "Deseja considerar peças repetidas como peças diferentes?"
	answer = MsgBox(msgText, MB_YESNO, "Considerar Repetições?")
	AskIfUseRowsRepeatedAsDifferent = answer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Const typeSquareLabelCap = "Quadrado"
Const typeCircleLabelAcc = "Círculo"
Const typeCircleLabelNoAcc = "Circulo"
Const typeTriangleLabelAcc = "Triângulo"
Const typeTriangleLabelNoAcc = "Triangulo"
Const typeRectangleLabelAcc = "Retângulo"
Const typeRectangleLabelNoAcc = "Retangulo"


Function LabelEqualToType(labelType As String, figureType As String) As Boolean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pieceCells(i).GetString() &lt;&gt; "") Then
			PieceRowIsEmpty = False
			Exit Function
		End If
	Next i
	
	PieceRowIsEmpty = True
End Function


Function PiecesRowsAreEqual(row1 As Integer, row2 As Integer)
	pieceCells1 = GetPieceCellsFromRow(row1)
	pieceCells2 = GetPieceCellsFromRow(row2)

	type1 = pieceCells1(1).GetString()
	type2 = pieceCells2(1).GetString()

	If (Not LabelsAreEqual(type1, type2)) Then
		PiecesRowsAreEqual = False
		Exit Function
	EndIf
	

	For i = 0 To UBound(pieceCells1)-1
		If (i &lt;&gt; 1) Then
			If (pieceCells1(i).GetString() &lt;&gt; pieceCells2(i).GetString()) Then
				PiecesRowsAreEqual = False
				Exit Function
			End If
		EndIf
	Next i
	
	PiecesRow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Problem(txtPiecesList As String, txtKilnData As String)

	MsgBox(txtPiecesList)
	MsgBox(txtKilnData)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